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c6380"/>
    </style:style>
    <style:style style:name="P2" style:family="paragraph" style:parent-style-name="Standard">
      <style:text-properties officeooo:rsid="000c6380" officeooo:paragraph-rsid="000c6380"/>
    </style:style>
    <style:style style:name="P3" style:family="paragraph" style:parent-style-name="Standard">
      <style:text-properties officeooo:paragraph-rsid="000ca54a"/>
    </style:style>
    <style:style style:name="P4" style:family="paragraph" style:parent-style-name="Standard">
      <style:text-properties officeooo:rsid="000ca54a" officeooo:paragraph-rsid="000ca54a"/>
    </style:style>
    <style:style style:name="P5" style:family="paragraph" style:parent-style-name="Standard">
      <style:text-properties officeooo:rsid="000d8e84" officeooo:paragraph-rsid="000d8e84"/>
    </style:style>
    <style:style style:name="P6" style:family="paragraph" style:parent-style-name="Standard">
      <style:text-properties officeooo:paragraph-rsid="000ca54a"/>
    </style:style>
    <style:style style:name="T1" style:family="text">
      <style:text-properties officeooo:rsid="000c6380"/>
    </style:style>
    <style:style style:name="T2" style:family="text">
      <style:text-properties style:text-position="super 58%"/>
    </style:style>
    <style:style style:name="T3" style:family="text">
      <style:text-properties officeooo:rsid="000ca54a"/>
    </style:style>
    <style:style style:name="T4" style:family="text">
      <style:text-properties fo:font-variant="normal" fo:text-transform="none" fo:color="#222222" style:font-name="arial" fo:font-size="9pt" fo:letter-spacing="normal" fo:font-style="normal" fo:font-weight="normal" officeooo:rsid="000ca54a"/>
    </style:style>
    <style:style style:name="T5" style:family="text">
      <style:text-properties officeooo:rsid="000d8e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9<text:span text:style-name="T2">th</text:span> March 2016</text:p>
      <text:p text:style-name="P2"/>
      <text:p text:style-name="P2">To Batu Aytemiz,</text:p>
      <text:p text:style-name="P2"/>
      <text:p text:style-name="P1"><text:span text:style-name="T1">This</text:span> letter is an offer for an internship to <text:span text:style-name="T1">Batu Aytemiz</text:span> for the Summer of 201<text:span text:style-name="T1">6</text:span> in <text:span text:style-name="T1">New York, United States</text:span>. <text:span text:style-name="T1">NYU Game Lab</text:span> would like to offer the opportunity to <text:span text:style-name="T1">Batu Aytemiz</text:span> to work with us as <text:span text:style-name="T1">a Research Assistant</text:span>. The <text:span text:style-name="T1">Research Assistant</text:span> will start on <text:span text:style-name="T1">June 15th</text:span> and will end on <text:span text:style-name="T1">July 30th</text:span>. </text:p>
      <text:p text:style-name="P1"/>
      <text:p text:style-name="P3"><text:span text:style-name="T1">Batu Aytemiz </text:span>will be working with <text:span text:style-name="T5">myself, Andy Nealen </text:span>and will have the following responsibilities: </text:p>
      <text:p text:style-name="P3"/>
      <text:p text:style-name="P3">1. <text:span text:style-name="T5">Developing a game in which he can test his hypothesis.</text:span></text:p>
      <text:p text:style-name="P3">2. <text:span text:style-name="T5">Keeping an open channel of communication and giving regular updates on his progress.</text:span></text:p>
      <text:p text:style-name="P3">3. <text:span text:style-name="T5">User testing his game and its effects.</text:span></text:p>
      <text:p text:style-name="P5">4. Analyzing the data acquired from the testing phase.</text:p>
      <text:p text:style-name="P1"/>
      <text:p text:style-name="P4">This research position is voluntary and does not offer a stipend.</text:p>
      <text:p text:style-name="P4"/>
      <text:p text:style-name="P3"><text:span text:style-name="T3">For any inquiries Andy Nealen at nealen@nyu.edu</text:span><text:span text:style-name="T4">.</text:span></text:p>
      <text:p text:style-name="P1"/>
      <text:p text:style-name="P1"/>
      <text:p text:style-name="P1"/>
      <text:p text:style-name="P4">Andy Neale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50:25.236911897</meta:creation-date>
    <dc:date>2016-03-10T17:51:22.786396215</dc:date>
    <meta:editing-duration>PT14M34S</meta:editing-duration>
    <meta:editing-cycles>5</meta:editing-cycles>
    <meta:generator>LibreOffice/4.4.6.3$Linux_X86_64 LibreOffice_project/40m0$Build-3</meta:generator>
    <meta:document-statistic meta:table-count="0" meta:image-count="0" meta:object-count="0" meta:page-count="1" meta:paragraph-count="11" meta:word-count="138" meta:character-count="782" meta:non-whitespace-character-count="653"/>
  </office:meta>
</office:document-meta>
</file>